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a1d" officeooo:paragraph-rsid="00102a1d"/>
    </style:style>
    <style:style style:name="P2" style:family="paragraph" style:parent-style-name="Standard" style:list-style-name="L1">
      <style:text-properties officeooo:rsid="00102a1d" officeooo:paragraph-rsid="00102a1d"/>
    </style:style>
    <style:style style:name="P3" style:family="paragraph" style:parent-style-name="Standard" style:list-style-name="L1">
      <style:text-properties officeooo:rsid="001052f6" officeooo:paragraph-rsid="001052f6"/>
    </style:style>
    <style:style style:name="P4" style:family="paragraph" style:parent-style-name="Standard">
      <style:text-properties officeooo:rsid="00116fc2" officeooo:paragraph-rsid="00116fc2"/>
    </style:style>
    <style:style style:name="P5" style:family="paragraph" style:parent-style-name="Standard">
      <style:text-properties officeooo:rsid="0011f575" officeooo:paragraph-rsid="0011f575"/>
    </style:style>
    <style:style style:name="P6" style:family="paragraph" style:parent-style-name="Standard">
      <style:text-properties officeooo:rsid="0011f575" officeooo:paragraph-rsid="00126b72"/>
    </style:style>
    <style:style style:name="P7" style:family="paragraph" style:parent-style-name="Standard">
      <style:text-properties officeooo:rsid="00126b72" officeooo:paragraph-rsid="00126b72"/>
    </style:style>
    <style:style style:name="P8" style:family="paragraph" style:parent-style-name="Standard" style:list-style-name="L2">
      <style:text-properties officeooo:rsid="00126b72" officeooo:paragraph-rsid="00126b72"/>
    </style:style>
    <style:style style:name="P9" style:family="paragraph" style:parent-style-name="Standard">
      <style:text-properties officeooo:rsid="0013c17d" officeooo:paragraph-rsid="0013c17d"/>
    </style:style>
    <style:style style:name="P10" style:family="paragraph" style:parent-style-name="Standard">
      <style:text-properties officeooo:rsid="00145611" officeooo:paragraph-rsid="00145611"/>
    </style:style>
    <style:style style:name="P11" style:family="paragraph" style:parent-style-name="Standard">
      <style:text-properties officeooo:rsid="00148386" officeooo:paragraph-rsid="00148386"/>
    </style:style>
    <style:style style:name="P12" style:family="paragraph" style:parent-style-name="Standard" style:list-style-name="L4">
      <style:text-properties officeooo:rsid="00148386" officeooo:paragraph-rsid="00148386"/>
    </style:style>
    <style:style style:name="P13" style:family="paragraph" style:parent-style-name="Standard">
      <style:text-properties officeooo:rsid="0015d07e" officeooo:paragraph-rsid="0015d07e"/>
    </style:style>
    <style:style style:name="P14" style:family="paragraph" style:parent-style-name="Standard">
      <style:paragraph-properties fo:break-before="page"/>
      <style:text-properties officeooo:rsid="00145611" officeooo:paragraph-rsid="00145611"/>
    </style:style>
    <style:style style:name="P15" style:family="paragraph" style:parent-style-name="Standard">
      <style:paragraph-properties fo:break-before="page"/>
      <style:text-properties officeooo:rsid="00148386" officeooo:paragraph-rsid="00148386"/>
    </style:style>
    <style:style style:name="T1" style:family="text">
      <style:text-properties officeooo:rsid="00126b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dimientos almacenados</text:p>
      <text:list xml:id="list1606649544456413290" text:style-name="L1">
        <text:list-item>
          <text:p text:style-name="P2">pl/pgsql variante de postgre (pl/sql definido por oracle)</text:p>
        </text:list-item>
        <text:list-item>
          <text:p text:style-name="P2">funciones</text:p>
        </text:list-item>
        <text:list-item>
          <text:p text:style-name="P2">crear pl/pgsql en comando (sudo -u postgres createlang plpgsql “nombre bd”) en sql (create extension plpgsql)</text:p>
        </text:list-item>
        <text:list-item>
          <text:p text:style-name="P2"><text:a xlink:type="simple" xlink:href="http://www.postgresqltutorial.com/" text:style-name="Internet_20_link" text:visited-style-name="Visited_20_Internet_20_Link">www.postgresqltutorial.com</text:a></text:p>
        </text:list-item>
        <text:list-item>
          <text:p text:style-name="P3">declare entre corchetes</text:p>
        </text:list-item>
        <text:list-item>
          <text:p text:style-name="P3">begin</text:p>
        </text:list-item>
        <text:list-item>
          <text:p text:style-name="P3">end;</text:p>
        </text:list-item>
      </text:list>
      <text:p text:style-name="P4">create or replace function suma(x int, y int) returns int as $$</text:p>
      <text:p text:style-name="P4">begin</text:p>
      <text:p text:style-name="P4"><text:s text:c="4"/>return x + y;</text:p>
      <text:p text:style-name="P4">end;</text:p>
      <text:p text:style-name="P4">$$ language plpgsql;</text:p>
      <text:p text:style-name="P4"/>
      <text:p text:style-name="P5">create or replace function suma(x numeric, y numeric) returns numeric as $$</text:p>
      <text:p text:style-name="P5">begin</text:p>
      <text:p text:style-name="P5"><text:s text:c="4"/>raise notice 'Hola';</text:p>
      <text:p text:style-name="P5"><text:s text:c="4"/>return x + y;</text:p>
      <text:p text:style-name="P5">end;</text:p>
      <text:p text:style-name="P5">$$ language plpgsql;</text:p>
      <text:p text:style-name="P5"/>
      <text:p text:style-name="P6">create or replace function suma(x numeric, y numeric) returns <text:span text:style-name="T1">void</text:span> as $$</text:p>
      <text:p text:style-name="P6">begin</text:p>
      <text:p text:style-name="P6"><text:s text:c="4"/>raise notice 'Hola';</text:p>
      <text:p text:style-name="P6">end;</text:p>
      <text:p text:style-name="P6">$$ language plpgsql;</text:p>
      <text:p text:style-name="P6"/>
      <text:list xml:id="list7113542928256488630" text:style-name="L2">
        <text:list-item>
          <text:p text:style-name="P8">Asignar valores</text:p>
          <text:list>
            <text:list-item>
              <text:p text:style-name="P8">:= sirve para asignar valores</text:p>
            </text:list-item>
          </text:list>
        </text:list-item>
      </text:list>
      <text:p text:style-name="P7">create or replace function suma(x numeric, y numeric, out salida numeric) as $$</text:p>
      <text:p text:style-name="P7">begin</text:p>
      <text:p text:style-name="P7"><text:s text:c="4"/>salida := x + y;</text:p>
      <text:p text:style-name="P7">end;</text:p>
      <text:p text:style-name="P7">$$ language plpgsql;</text:p>
      <text:p text:style-name="P7"/>
      <text:p text:style-name="P9">create or replace function operacion(</text:p>
      <text:p text:style-name="P9"><text:s text:c="4"/>x numeric,</text:p>
      <text:p text:style-name="P9"><text:s text:c="4"/>y numeric, </text:p>
      <text:p text:style-name="P9"><text:s text:c="4"/>out suma numeric,</text:p>
      <text:p text:style-name="P9"><text:s text:c="4"/>out resta numeric,</text:p>
      <text:p text:style-name="P9"><text:s text:c="4"/>out producto numeric) as $$</text:p>
      <text:p text:style-name="P9">begin</text:p>
      <text:p text:style-name="P9"><text:s text:c="4"/>suma := x + y;</text:p>
      <text:p text:style-name="P9"><text:s text:c="4"/>resta := x - y;</text:p>
      <text:p text:style-name="P9"><text:s text:c="4"/>producto := x * y;</text:p>
      <text:p text:style-name="P9">end;</text:p>
      <text:p text:style-name="P9">$$ language plpgsql;</text:p>
      <text:p text:style-name="P14">create or replace function operacion(x1 numeric, y1 numeric, x2 numeric, y2 numeric)</text:p>
      <text:p text:style-name="P10"><text:s text:c="4"/>returns table(suma numeric, resta numeric, producto numeric) as $$</text:p>
      <text:p text:style-name="P10"><text:s text:c="4"/>begin</text:p>
      <text:p text:style-name="P10"><text:s text:c="8"/>suma := x1 + y1;</text:p>
      <text:p text:style-name="P10"><text:s text:c="8"/>resta := x1 - y1;</text:p>
      <text:p text:style-name="P10"><text:s text:c="8"/>producto := x1 * y1;</text:p>
      <text:p text:style-name="P10"><text:s text:c="8"/>return next;</text:p>
      <text:p text:style-name="P10"><text:s text:c="8"/>suma := x2 + y2;</text:p>
      <text:p text:style-name="P10"><text:s text:c="8"/>resta := x2 - y2;</text:p>
      <text:p text:style-name="P10"><text:s text:c="8"/>producto := x2 * y2;</text:p>
      <text:p text:style-name="P10"><text:s text:c="8"/>return next;</text:p>
      <text:p text:style-name="P10"><text:s text:c="4"/>end;</text:p>
      <text:p text:style-name="P10">$$ language plpgsql;</text:p>
      <text:p text:style-name="P10"/>
      <text:p text:style-name="P10"/>
      <text:p text:style-name="P11">create or replace function salario_medio(p_num depart.dept_no%type) returns numeric as $$</text:p>
      <text:p text:style-name="P11">declare</text:p>
      <text:p text:style-name="P11"><text:s text:c="4"/>medio numeric;</text:p>
      <text:p text:style-name="P11">begin</text:p>
      <text:p text:style-name="P11"><text:s text:c="4"/>select round(avg(salario), 2)</text:p>
      <text:p text:style-name="P11"><text:s text:c="4"/>into medio</text:p>
      <text:p text:style-name="P11"><text:s text:c="4"/>from emple</text:p>
      <text:p text:style-name="P11"><text:s text:c="4"/>where dept_no = p_num;</text:p>
      <text:p text:style-name="P11"><text:s text:c="4"/></text:p>
      <text:p text:style-name="P11"><text:s text:c="4"/>return medio;</text:p>
      <text:p text:style-name="P11">end;</text:p>
      <text:p text:style-name="P11">$$ language plpgsql;</text:p>
      <text:p text:style-name="P11"/>
      <text:list xml:id="list8319555119297475843" text:style-name="L4">
        <text:list-item>
          <text:list>
            <text:list-item>
              <text:p text:style-name="P12">variable found es tipo boolean</text:p>
            </text:list-item>
          </text:list>
        </text:list-item>
      </text:list>
      <text:p text:style-name="P11">create or replace function salario_medio(p_num depart.dept_no%type) returns numeric as $$</text:p>
      <text:p text:style-name="P11">declare</text:p>
      <text:p text:style-name="P11"><text:s text:c="4"/>medio numeric;</text:p>
      <text:p text:style-name="P11">begin</text:p>
      <text:p text:style-name="P11"><text:s text:c="4"/>select round(avg(salario), 2)</text:p>
      <text:p text:style-name="P11"><text:s text:c="4"/>into medio</text:p>
      <text:p text:style-name="P11"><text:s text:c="4"/>from emple</text:p>
      <text:p text:style-name="P11"><text:s text:c="4"/>where dept_no = p_num;</text:p>
      <text:p text:style-name="P11"><text:s text:c="4"/>if not found then</text:p>
      <text:p text:style-name="P11"><text:s text:c="8"/>raise exception 'No existe el departamento indicado.';</text:p>
      <text:p text:style-name="P11"><text:s text:c="4"/>end if;</text:p>
      <text:p text:style-name="P11"><text:s text:c="4"/>return medio;</text:p>
      <text:p text:style-name="P11">end;</text:p>
      <text:p text:style-name="P11">$$ language plpgsql;</text:p>
      <text:p text:style-name="P11"/>
      <text:p text:style-name="P15"/>
      <text:p text:style-name="P13">create or replace function salario_medio(p_num depart.dept_no%type) returns numeric as $$</text:p>
      <text:p text:style-name="P13">declare</text:p>
      <text:p text:style-name="P13"><text:s text:c="4"/>medio numeric;</text:p>
      <text:p text:style-name="P13">begin</text:p>
      <text:p text:style-name="P13"><text:s text:c="4"/>select round(avg(salario), 2)</text:p>
      <text:p text:style-name="P13"><text:s text:c="4"/>into strict medio</text:p>
      <text:p text:style-name="P13"><text:s text:c="4"/>from emple</text:p>
      <text:p text:style-name="P13"><text:s text:c="4"/>where dept_no = p_num;</text:p>
      <text:p text:style-name="P13"><text:s text:c="4"/>if medio is null then</text:p>
      <text:p text:style-name="P13"><text:s text:c="8"/>raise exception 'No existe el departamento %.', p_num;</text:p>
      <text:p text:style-name="P13"><text:s text:c="4"/>end if;</text:p>
      <text:p text:style-name="P13"><text:s text:c="4"/>return medio;</text:p>
      <text:p text:style-name="P13">end;</text:p>
      <text:p text:style-name="P13">$$ language plpgsq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9:40:09.224340619</meta:creation-date>
    <dc:date>2017-04-25T21:20:36.855286464</dc:date>
    <meta:editing-duration>PT20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97" meta:word-count="365" meta:character-count="2407" meta:non-whitespace-character-count="1911"/>
  </office:meta>
</office:document-meta>
</file>